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3cm" fo:min-width="3.667cm"/>
    </style:style>
    <style:style style:name="gr2" style:family="graphic" style:parent-style-name="standard">
      <style:graphic-properties draw:textarea-horizontal-align="justify" draw:textarea-vertical-align="middle" draw:auto-grow-height="false" fo:min-height="0.563cm" fo:min-width="8.725cm"/>
    </style:style>
    <style:style style:name="gr3" style:family="graphic" style:parent-style-name="standard">
      <style:graphic-properties draw:textarea-horizontal-align="justify" draw:textarea-vertical-align="middle" draw:auto-grow-height="false" fo:min-height="0.575cm" fo:min-width="8.335cm"/>
    </style:style>
    <style:style style:name="gr4" style:family="graphic" style:parent-style-name="standard">
      <style:graphic-properties draw:textarea-horizontal-align="justify" draw:textarea-vertical-align="middle" draw:auto-grow-height="false" fo:min-height="0.843cm" fo:min-width="7.294cm"/>
    </style:style>
    <style:style style:name="gr5" style:family="graphic" style:parent-style-name="standard">
      <style:graphic-properties draw:textarea-horizontal-align="justify" draw:textarea-vertical-align="middle" draw:auto-grow-height="false" fo:min-height="1.084cm" fo:min-width="1.406cm"/>
    </style:style>
    <style:style style:name="gr6" style:family="graphic" style:parent-style-name="standard">
      <style:graphic-properties draw:textarea-horizontal-align="justify" draw:textarea-vertical-align="middle" draw:auto-grow-height="false" fo:min-height="0.842cm" fo:min-width="6.772cm"/>
    </style:style>
    <style:style style:name="gr7" style:family="graphic" style:parent-style-name="standard">
      <style:graphic-properties draw:textarea-horizontal-align="justify" draw:textarea-vertical-align="middle" draw:auto-grow-height="false" fo:min-height="0.717cm" fo:min-width="6.294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stroke="none" draw:fill="none" fo:min-height="0.713cm"/>
    </style:style>
    <style:style style:name="gr11" style:family="graphic" style:parent-style-name="standard">
      <style:graphic-properties draw:stroke="none" draw:fill="none" fo:min-height="0.714cm"/>
    </style:style>
    <style:style style:name="gr12" style:family="graphic" style:parent-style-name="standard">
      <style:graphic-properties draw:textarea-horizontal-align="justify" draw:textarea-vertical-align="middle" draw:auto-grow-height="false" fo:min-height="0.646cm" fo:min-width="2.593cm"/>
    </style:style>
    <style:style style:name="gr13" style:family="graphic" style:parent-style-name="standard">
      <style:graphic-properties draw:textarea-horizontal-align="justify" draw:textarea-vertical-align="middle" draw:auto-grow-height="false" fo:min-height="0.894cm" fo:min-width="0.834cm"/>
    </style:style>
    <style:style style:name="gr14" style:family="graphic" style:parent-style-name="standard">
      <style:graphic-properties draw:textarea-horizontal-align="justify" draw:textarea-vertical-align="middle" draw:auto-grow-height="false" fo:min-height="0.577cm" fo:min-width="6.231cm"/>
    </style:style>
    <style:style style:name="gr15" style:family="graphic" style:parent-style-name="standard">
      <style:graphic-properties draw:textarea-horizontal-align="justify" draw:textarea-vertical-align="middle" draw:auto-grow-height="false" fo:min-height="0.593cm" fo:min-width="5.756cm"/>
    </style:style>
    <style:style style:name="gr16" style:family="graphic" style:parent-style-name="standard">
      <style:graphic-properties draw:stroke="none" draw:fill="none" fo:min-height="0.587cm"/>
    </style:style>
    <style:style style:name="P1" style:family="paragraph">
      <style:paragraph-properties fo:text-align="center"/>
      <style:text-properties fo:font-size="14pt"/>
    </style:style>
    <style:style style:name="P2" style:family="paragraph">
      <loext:graphic-properties draw:fill="none"/>
      <style:paragraph-properties fo:text-align="center"/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619cm" svg:height="0.769cm" svg:x="9.19cm" svg:y="1.12cm">
          <text:p text:style-name="P1">1.FireTrigger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9.225cm" svg:height="0.813cm" draw:transform="skewX (-0.0144862327915529) rotate (-0.0143116998663537) translate (6.889cm 2.406cm)">
          <text:p text:style-name="P1">2. StateMachine.Trigge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8.835cm" svg:height="0.825cm" draw:transform="skewX (-0.0144862327915529) rotate (-0.0143116998663537) translate (7.096cm 3.921cm)">
          <text:p text:style-name="P1">3. CurrentState.Trigger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4" draw:id="id4" draw:layer="layout" svg:width="7.794cm" svg:height="1.093cm" draw:transform="skewX (-0.0144862327915529) rotate (-0.0143116998663537) translate (7.604cm 5.445cm)">
          <text:p text:style-name="P1">4. CurrentState.Tran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5" draw:id="id5" draw:layer="layout" svg:width="3.81cm" svg:height="2.667cm" svg:x="9.615cm" svg:y="8.385cm">
          <text:p text:style-name="P1">State</text:p>
          <text:p text:style-name="P1">Changed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7" draw:id="id7" draw:layer="layout" svg:width="7.272cm" svg:height="1.092cm" draw:transform="skewX (-0.0144862327915529) rotate (-0.0143116998663537) translate (1.254cm 12.938cm)">
          <text:p text:style-name="P1">5. CurrentState.Reentry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" xml:id="id9" draw:id="id9" draw:layer="layout" svg:width="6.794cm" svg:height="0.967cm" draw:transform="skewX (-0.0144862327915529) rotate (-0.0143116998663537) translate (12.818cm 19.796cm)">
          <text:p text:style-name="P1">8. NewState.AutoTransi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1.5cm" svg:y1="1.889cm" svg:x2="11.502cm" svg:y2="2.478cm" draw:start-shape="id1" draw:start-glue-point="6" draw:end-shape="id2" draw:end-glue-point="4" svg:d="M11500 1889v258h2v331" svg:viewBox="0 0 3 590">
          <text:p/>
        </draw:connector>
        <draw:connector draw:style-name="gr8" draw:text-style-name="P1" draw:layer="layout" svg:x1="11.502cm" svg:y1="3.292cm" svg:x2="11.514cm" svg:y2="3.99cm" draw:start-shape="id2" draw:start-glue-point="6" draw:end-shape="id3" draw:end-glue-point="4" svg:d="M11502 3292v344h12v354" svg:viewBox="0 0 13 699">
          <text:p/>
        </draw:connector>
        <draw:connector draw:style-name="gr8" draw:text-style-name="P1" draw:layer="layout" svg:x1="11.514cm" svg:y1="4.816cm" svg:x2="11.501cm" svg:y2="5.506cm" draw:start-shape="id3" draw:start-glue-point="6" draw:end-shape="id4" draw:end-glue-point="4" svg:d="M11514 4816v343h-13v347" svg:viewBox="0 0 14 691">
          <text:p/>
        </draw:connector>
        <draw:connector draw:style-name="gr8" draw:text-style-name="P1" draw:layer="layout" svg:x1="11.501cm" svg:y1="6.6cm" svg:x2="11.52cm" svg:y2="8.385cm" draw:start-shape="id4" draw:start-glue-point="6" draw:end-shape="id5" draw:end-glue-point="4" svg:d="M11501 6600v917h19v868" svg:viewBox="0 0 20 1786">
          <text:p/>
        </draw:connector>
        <draw:connector draw:style-name="gr9" draw:text-style-name="P1" draw:layer="layout" svg:x1="13.425cm" svg:y1="9.719cm" svg:x2="16.177cm" svg:y2="13.187cm" draw:start-shape="id5" draw:start-glue-point="7" draw:end-shape="id6" draw:end-glue-point="4" svg:d="M13425 9719h2752v3468" svg:viewBox="0 0 2753 3469">
          <text:p text:style-name="P1"/>
        </draw:connector>
        <draw:frame draw:style-name="gr10" draw:text-style-name="P2" draw:layer="layout" svg:width="1.535cm" svg:height="0.963cm" svg:x="14.07cm" svg:y="7.985cm">
          <draw:text-box>
            <text:p text:style-name="P1">Yes</text:p>
          </draw:text-box>
        </draw:frame>
        <draw:connector draw:style-name="gr9" draw:text-style-name="P1" draw:layer="layout" svg:x1="9.615cm" svg:y1="9.719cm" svg:x2="4.89cm" svg:y2="12.995cm" draw:start-shape="id5" draw:start-glue-point="5" draw:end-shape="id7" draw:end-glue-point="4" svg:d="M9615 9719h-4725v3276" svg:viewBox="0 0 4726 3277">
          <text:p text:style-name="P1"/>
        </draw:connector>
        <draw:frame draw:style-name="gr11" draw:text-style-name="P2" draw:layer="layout" svg:width="1.311cm" svg:height="0.964cm" svg:x="6.715cm" svg:y="8.037cm">
          <draw:text-box>
            <text:p text:style-name="P1">No</text:p>
          </draw:text-box>
        </draw:frame>
        <draw:connector draw:style-name="gr8" draw:text-style-name="P1" draw:layer="layout" svg:x1="16.161cm" svg:y1="17.26cm" svg:x2="16.215cm" svg:y2="19.849cm" draw:start-shape="id8" draw:start-glue-point="6" draw:end-shape="id9" draw:end-glue-point="4" svg:d="M16161 17260v1288h54v1301" svg:viewBox="0 0 55 2590">
          <text:p/>
        </draw:connector>
        <draw:custom-shape draw:style-name="gr12" draw:text-style-name="P1" xml:id="id10" draw:id="id10" draw:layer="layout" svg:width="3.429cm" svg:height="1.27cm" svg:x="3.192cm" svg:y="24.238cm">
          <text:p text:style-name="P1">En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3" draw:text-style-name="P1" xml:id="id11" draw:id="id11" draw:layer="layout" svg:width="2.667cm" svg:height="2.286cm" svg:x="14.934cm" svg:y="23.694cm">
          <text:p text:style-name="P1">State</text:p>
          <text:p text:style-name="P1">Chang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1" draw:layer="layout" svg:x1="4.89cm" svg:y1="14.088cm" svg:x2="4.907cm" svg:y2="24.238cm" draw:start-shape="id7" draw:start-glue-point="6" draw:end-shape="id10" draw:end-glue-point="4" svg:d="M4890 14088v5099h17v5051" svg:viewBox="0 0 18 10151">
          <text:p/>
        </draw:connector>
        <draw:custom-shape draw:style-name="gr14" draw:text-style-name="P1" xml:id="id6" draw:id="id6" draw:layer="layout" svg:width="6.731cm" svg:height="0.827cm" draw:transform="skewX (-0.0144862327915529) rotate (-0.0143116998663537) translate (12.811cm 13.134cm)">
          <text:p text:style-name="P1">6. PreviousState.Exit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xml:id="id8" draw:id="id8" draw:layer="layout" svg:width="6.256cm" svg:height="0.843cm" draw:transform="skewX (-0.0144862327915529) rotate (-0.0143116998663537) translate (13.033cm 16.367cm)">
          <text:p text:style-name="P1">7. NewState.EntryAc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1" draw:layer="layout" svg:x1="16.177cm" svg:y1="14.014cm" svg:x2="16.161cm" svg:y2="16.416cm" draw:start-shape="id6" draw:start-glue-point="6" draw:end-shape="id8" draw:end-glue-point="4" svg:d="M16177 14014v1198h-16v1204" svg:viewBox="0 0 17 2403">
          <text:p/>
        </draw:connector>
        <draw:connector draw:style-name="gr8" draw:text-style-name="P1" draw:layer="layout" svg:x1="16.215cm" svg:y1="20.817cm" svg:x2="16.268cm" svg:y2="23.694cm" draw:start-shape="id9" draw:start-glue-point="6" draw:end-shape="id11" draw:end-glue-point="4" svg:d="M16215 20817v1461h53v1416" svg:viewBox="0 0 54 2878">
          <text:p/>
        </draw:connector>
        <draw:frame draw:style-name="gr16" draw:text-style-name="P2" draw:layer="layout" svg:width="1.311cm" svg:height="0.837cm" svg:x="12.897cm" svg:y="24.039cm">
          <draw:text-box>
            <text:p text:style-name="P1">No</text:p>
          </draw:text-box>
        </draw:frame>
        <draw:connector draw:style-name="gr8" draw:text-style-name="P1" draw:layer="layout" svg:x1="14.934cm" svg:y1="24.837cm" svg:x2="6.621cm" svg:y2="24.873cm" draw:start-shape="id11" draw:start-glue-point="5" draw:end-shape="id10" draw:end-glue-point="7" svg:d="M14934 24837h-4157v36h-4156" svg:viewBox="0 0 8314 37">
          <text:p/>
        </draw:connector>
        <draw:connector draw:style-name="gr8" draw:text-style-name="P1" draw:layer="layout" svg:x1="17.601cm" svg:y1="24.837cm" svg:x2="19.541cm" svg:y2="13.648cm" draw:start-shape="id11" draw:start-glue-point="7" draw:end-shape="id6" draw:end-glue-point="7" svg:d="M17601 24837h2442v-11189h-502" svg:viewBox="0 0 2443 11190">
          <text:p/>
        </draw:connector>
        <draw:frame draw:style-name="gr10" draw:text-style-name="P2" draw:layer="layout" svg:width="1.535cm" svg:height="0.963cm" svg:x="17.891cm" svg:y="24.167cm">
          <draw:text-box>
            <text:p text:style-name="P1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6T10:55:47.666000000</meta:creation-date>
    <dc:date>2017-12-29T12:11:47.653000000</dc:date>
    <meta:editing-duration>PT10H26M28S</meta:editing-duration>
    <meta:editing-cycles>24</meta:editing-cycles>
    <meta:generator>LibreOffice/5.4.3.2$Windows_X86_64 LibreOffice_project/92a7159f7e4af62137622921e809f8546db437e5</meta:generator>
    <meta:document-statistic meta:object-count="27"/>
  </office:meta>
</office:document-meta>
</file>